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bottom"/>
    </style:style>
    <style:style style:name="gr5" style:family="graphic" style:parent-style-name="objectwithoutfill">
      <style:graphic-properties draw:marker-end="Arrow" draw:marker-end-width="0.3cm" draw:fill="none" draw:textarea-horizontal-align="right" draw:textarea-vertical-align="middle" fo:padding-left="0cm" fo:padding-right="0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bottom"/>
    </style:style>
    <style:style style:name="gr7" style:family="graphic" style:parent-style-name="objectwithoutfill">
      <style:graphic-properties draw:marker-end="Arrow" draw:marker-end-width="0.3cm" draw:fill="none" draw:textarea-horizontal-align="right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right" draw:textarea-vertical-align="middle" fo:padding-left="-0.508cm" fo:padding-right="1.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1.905cm" svg:x="2.535cm" svg:y="2.412cm">
          <text:p text:style-name="P1">ma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7.615cm" svg:y1="3.365cm" svg:x2="10.302cm" svg:y2="3.365cm" draw:start-shape="id1" draw:start-glue-point="7" draw:end-shape="id2" draw:end-glue-point="5" svg:d="m7615 3365h2687" svg:viewBox="0 0 2688 1">
          <text:p/>
        </draw:connector>
        <draw:connector draw:style-name="gr2" draw:text-style-name="P1" draw:layer="layout" svg:x1="7.579cm" svg:y1="6.952cm" svg:x2="10.302cm" svg:y2="6.963cm" draw:end-shape="id3" draw:end-glue-point="5" svg:d="m7579 6952h1111v11h1612" svg:viewBox="0 0 2724 12">
          <text:p/>
        </draw:connector>
        <draw:connector draw:style-name="gr2" draw:text-style-name="P1" draw:layer="layout" svg:x1="5.075cm" svg:y1="4.317cm" svg:x2="5.075cm" svg:y2="5.911cm" draw:start-shape="id1" draw:start-glue-point="6" draw:end-shape="id4" draw:end-glue-point="4" svg:d="m5075 4317v1594" svg:viewBox="0 0 1 1595">
          <text:p/>
        </draw:connector>
        <draw:custom-shape draw:style-name="gr1" draw:text-style-name="P1" xml:id="id2" draw:id="id2" draw:layer="layout" svg:width="5.08cm" svg:height="1.905cm" svg:x="10.302cm" svg:y="2.412cm">
          <text:p text:style-name="P1">init_va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5.08cm" svg:height="1.905cm" svg:x="2.535cm" svg:y="5.911cm">
          <text:p text:style-name="P1">leak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5.08cm" svg:height="1.905cm" svg:x="10.302cm" svg:y="6.01cm">
          <text:p text:style-name="P1">reserve_mo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5.08cm" svg:height="1.905cm" svg:x="10.301cm" svg:y="9.709cm">
          <text:p text:style-name="P1">freem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2.842cm" svg:y1="7.915cm" svg:x2="12.841cm" svg:y2="9.709cm" draw:start-shape="id3" draw:start-glue-point="6" draw:end-shape="id5" draw:end-glue-point="4" svg:d="m12842 7915v897h-1v897" svg:viewBox="0 0 2 1795">
          <text:p/>
        </draw:connector>
        <draw:connector draw:style-name="gr2" draw:text-style-name="P1" draw:layer="layout" svg:x1="5.075cm" svg:y1="7.816cm" svg:x2="10.301cm" svg:y2="10.662cm" draw:start-shape="id4" draw:start-glue-point="6" draw:end-shape="id5" draw:end-glue-point="5" svg:d="m5075 7816v2846h5226" svg:viewBox="0 0 5227 2847">
          <text:p/>
        </draw:connector>
      </draw:page>
      <draw:page draw:name="page2" draw:style-name="dp1" draw:master-page-name="Default">
        <draw:custom-shape draw:style-name="gr1" draw:text-style-name="P1" xml:id="id6" draw:id="id6" draw:layer="layout" svg:width="5.08cm" svg:height="1.905cm" svg:x="3.713cm" svg:y="1.11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7" draw:id="id7" draw:layer="layout" svg:width="5.08cm" svg:height="1.905cm" svg:x="3.713cm" svg:y="4.61cm">
          <text:p text:style-name="P1">Initiate va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08cm" svg:height="1.905cm" svg:x="3.713cm" svg:y="8.11cm">
          <text:p text:style-name="P1">Allocate space </text:p>
          <text:p text:style-name="P1">for str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4.191cm" svg:height="3.121cm" svg:x="4.158cm" svg:y="11.265cm">
          <text:p text:style-name="P1">Succes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8" draw:id="id8" draw:layer="layout" svg:width="5.08cm" svg:height="1.905cm" svg:x="3.713cm" svg:y="8.109cm">
          <text:p text:style-name="P1">Allocate space </text:p>
          <text:p text:style-name="P1">for str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5.08cm" svg:height="1.905cm" svg:x="11.082cm" svg:y="11.873cm">
          <text:p text:style-name="P1">Print allocated</text:p>
          <text:p text:style-name="P1">memor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6.253cm" svg:y1="3.016cm" svg:x2="6.253cm" svg:y2="4.61cm" draw:start-shape="id6" draw:start-glue-point="6" draw:end-shape="id7" draw:end-glue-point="4" svg:d="m6253 3016v1594" svg:viewBox="0 0 1 1595">
          <text:p/>
        </draw:connector>
        <draw:connector draw:style-name="gr3" draw:text-style-name="P1" draw:layer="layout" svg:x1="6.253cm" svg:y1="6.515cm" svg:x2="6.253cm" svg:y2="8.109cm" draw:start-shape="id7" draw:start-glue-point="6" draw:end-shape="id8" draw:end-glue-point="4" svg:d="m6253 6515v1594" svg:viewBox="0 0 1 1595">
          <text:p/>
        </draw:connector>
        <draw:connector draw:style-name="gr3" draw:text-style-name="P1" draw:layer="layout" svg:x1="6.253cm" svg:y1="10.014cm" svg:x2="6.253cm" svg:y2="11.265cm" draw:start-shape="id8" draw:start-glue-point="6" draw:end-shape="id9" draw:end-glue-point="4" svg:d="m6253 10014v1251" svg:viewBox="0 0 1 1252">
          <text:p/>
        </draw:connector>
        <draw:connector draw:style-name="gr4" draw:text-style-name="P1" draw:layer="layout" svg:x1="8.349cm" svg:y1="12.826cm" svg:x2="11.082cm" svg:y2="12.825cm" draw:start-shape="id9" draw:start-glue-point="7" draw:end-shape="id10" svg:d="m8349 12826h1367v-1h1366" svg:viewBox="0 0 2734 2">
          <text:p text:style-name="P1">No</text:p>
        </draw:connector>
        <draw:custom-shape draw:style-name="gr1" draw:text-style-name="P1" xml:id="id18" draw:id="id18" draw:layer="layout" svg:width="5.08cm" svg:height="1.905cm" svg:x="11.082cm" svg:y="23.11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11" draw:id="id11" draw:layer="layout" svg:width="5.08cm" svg:height="1.905cm" svg:x="11.082cm" svg:y="16.373cm">
          <text:p text:style-name="P1">Free allocated</text:p>
          <text:p text:style-name="P1">memor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3.622cm" svg:y1="13.778cm" svg:x2="13.622cm" svg:y2="16.373cm" draw:start-shape="id10" draw:start-glue-point="6" draw:end-shape="id11" draw:end-glue-point="4" svg:d="m13622 13778v2595" svg:viewBox="0 0 1 2596">
          <text:p/>
        </draw:connector>
        <draw:connector draw:style-name="gr5" draw:text-style-name="P1" draw:layer="layout" svg:x1="6.253cm" svg:y1="14.386cm" svg:x2="6.252cm" svg:y2="16.373cm" draw:start-shape="id9" draw:start-glue-point="6" draw:end-shape="id12" draw:end-glue-point="4" svg:d="m6253 14386v993h-1v994" svg:viewBox="0 0 2 1988">
          <text:p text:style-name="P1">yes</text:p>
        </draw:connector>
        <draw:custom-shape draw:style-name="gr1" draw:text-style-name="P1" xml:id="id13" draw:id="id13" draw:layer="layout" svg:width="5.08cm" svg:height="1.905cm" svg:x="3.713cm" svg:y="19.94cm">
          <text:p text:style-name="P1">Store memory</text:p>
          <text:p text:style-name="P1">addre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6.15cm" svg:height="4.904cm" svg:x="3.178cm" svg:y="24.164cm">
          <text:p text:style-name="P1">Enough</text:p>
          <text:p text:style-name="P1">Space for</text:p>
          <text:p text:style-name="P1">Further</text:p>
          <text:p text:style-name="P1">storag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6.253cm" svg:y1="21.845cm" svg:x2="6.253cm" svg:y2="24.164cm" draw:start-shape="id13" draw:start-glue-point="6" draw:end-shape="id14" draw:end-glue-point="4" svg:d="m6253 21845v2319" svg:viewBox="0 0 1 2320">
          <text:p/>
        </draw:connector>
        <draw:custom-shape draw:style-name="gr1" draw:text-style-name="P1" xml:id="id15" draw:id="id15" draw:layer="layout" svg:width="5.08cm" svg:height="1.905cm" svg:x="18.331cm" svg:y="25.664cm">
          <text:p text:style-name="P1">Reserve mor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9.328cm" svg:y1="26.616cm" svg:x2="18.331cm" svg:y2="26.616cm" draw:start-shape="id14" draw:start-glue-point="7" draw:end-shape="id15" svg:d="m9328 26616h9003" svg:viewBox="0 0 9004 1">
          <text:p text:style-name="P1">No</text:p>
        </draw:connector>
        <draw:custom-shape draw:style-name="gr1" draw:text-style-name="P1" xml:id="id16" draw:id="id16" draw:layer="layout" svg:width="4.191cm" svg:height="3.121cm" svg:x="18.778cm" svg:y="11.264cm">
          <text:p text:style-name="P1">Succes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20.871cm" svg:y1="25.664cm" svg:x2="20.873cm" svg:y2="14.385cm" draw:start-shape="id15" draw:start-glue-point="4" draw:end-shape="id16" draw:end-glue-point="6" svg:d="m20871 25664v-5640h2v-5639" svg:viewBox="0 0 3 11280">
          <text:p/>
        </draw:connector>
        <draw:connector draw:style-name="gr6" draw:text-style-name="P1" draw:layer="layout" svg:x1="18.778cm" svg:y1="12.825cm" svg:x2="16.162cm" svg:y2="12.826cm" draw:start-shape="id16" draw:start-glue-point="5" draw:end-shape="id10" draw:end-glue-point="7" svg:d="m18778 12825h-1308v1h-1308" svg:viewBox="0 0 2617 2">
          <text:p text:style-name="P1">No</text:p>
        </draw:connector>
        <draw:connector draw:style-name="gr7" draw:text-style-name="P1" draw:layer="layout" svg:x1="20.873cm" svg:y1="11.264cm" svg:x2="8.793cm" svg:y2="9.062cm" draw:start-shape="id16" draw:start-glue-point="4" draw:end-shape="id8" draw:end-glue-point="7" svg:d="m20873 11264v-2202h-12080" svg:viewBox="0 0 12081 2203">
          <text:p text:style-name="P1">Yes</text:p>
        </draw:connector>
        <draw:custom-shape draw:style-name="gr1" draw:text-style-name="P1" xml:id="id17" draw:id="id17" draw:layer="layout" svg:width="5.08cm" svg:height="1.905cm" svg:x="11.082cm" svg:y="19.94cm">
          <text:p text:style-name="P1">Print tim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3.622cm" svg:y1="18.278cm" svg:x2="13.622cm" svg:y2="19.94cm" draw:start-shape="id11" draw:start-glue-point="6" draw:end-shape="id17" draw:end-glue-point="4" svg:d="m13622 18278v1662" svg:viewBox="0 0 1 1663">
          <text:p/>
        </draw:connector>
        <draw:connector draw:style-name="gr3" draw:text-style-name="P1" draw:layer="layout" svg:x1="13.622cm" svg:y1="21.845cm" svg:x2="13.622cm" svg:y2="23.11cm" draw:start-shape="id17" draw:start-glue-point="6" draw:end-shape="id18" draw:end-glue-point="4" svg:d="m13622 21845v1265" svg:viewBox="0 0 1 1266">
          <text:p/>
        </draw:connector>
        <draw:connector draw:style-name="gr8" draw:text-style-name="P1" draw:layer="layout" svg:x1="3.178cm" svg:y1="26.616cm" svg:x2="3.713cm" svg:y2="9.062cm" draw:start-shape="id14" draw:start-glue-point="5" draw:end-shape="id8" draw:end-glue-point="5" svg:d="m3178 26616h-501v-17554h1036" svg:viewBox="0 0 1037 17555">
          <text:p text:style-name="P1">Yes</text:p>
        </draw:connector>
        <draw:custom-shape draw:style-name="gr1" draw:text-style-name="P1" xml:id="id12" draw:id="id12" draw:layer="layout" svg:width="5.08cm" svg:height="1.905cm" svg:x="3.712cm" svg:y="16.373cm">
          <text:p text:style-name="P1">Copy string to</text:p>
          <text:p text:style-name="P1">Allocated spac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6.252cm" svg:y1="18.278cm" svg:x2="6.253cm" svg:y2="19.94cm" draw:start-shape="id12" draw:start-glue-point="6" draw:end-shape="id13" draw:end-glue-point="4" svg:d="m6252 18278v831h1v831" svg:viewBox="0 0 2 16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bor Harcsa</meta:initial-creator>
    <meta:creation-date>2014-11-05T11:21:33</meta:creation-date>
    <meta:generator>LibreOffice/3.5$Linux_x86 LibreOffice_project/350m1$Build-2</meta:generator>
    <dc:date>2014-11-05T13:04:58</dc:date>
    <dc:creator>Tibor Harcsa</dc:creator>
    <meta:editing-duration>PT57M34S</meta:editing-duration>
    <meta:editing-cycles>3</meta:editing-cycles>
    <meta:document-statistic meta:object-count="39"/>
  </office:meta>
</office:document-meta>
</file>